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2023-05-10</text:p>
      <text:table-of-content>
        <text:table-of-content-source text:outline-level="3">
          <text:index-title-template text:style-name="Contents_20_Heading">Indice</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Business Plan Nocerosso srl</dc:title>
    <dc:description/>
    <dc:subject/>
    <meta:keyword/>
    <dc:language>it</dc:language>
    <meta:initial-creator>Matteo Pedani</meta:initial-creator>
    <dc:creator>Matteo Pedani</dc:creator>
    <meta:creation-date>2024-02-28T15:55:22Z</meta:creation-date>
    <dc:date>2024-02-28T15:55:22Z</dc:date>
    <meta:user-defined meta:name="authors" meta:value-type="string"/>
    <meta:user-defined meta:name="biblio-config" meta:value-type="string">True</meta:user-defined>
    <meta:user-defined meta:name="by-author" meta:value-type="string"/>
    <meta:user-defined meta:name="date" meta:value-type="string">2023-05-10</meta:user-defined>
    <meta:user-defined meta:name="draft" meta:value-type="string">True</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resources" meta:value-type="string"/>
    <meta:user-defined meta:name="toc-title" meta:value-type="string">Indice</meta:user-defined>
  </office:meta>
</office:document-meta>
</file>